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7.95cm" fo:min-width="18.2cm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2.45cm"/>
    </style:style>
    <style:style style:name="gr3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3.947cm"/>
    </style:style>
    <style:style style:name="gr4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65cm" fo:min-width="27.694cm" fo:padding-top="0.213cm" fo:padding-bottom="0.213cm" fo:padding-left="0.338cm" fo:padding-right="0.338cm"/>
    </style:style>
    <style:style style:name="gr5" style:family="graphic" style:parent-style-name="standard">
      <style:graphic-properties svg:stroke-width="0.176cm" svg:stroke-color="#000000" draw:marker-start-width="0.462cm" draw:marker-end-width="0.462cm" draw:fill-color="#ffffff" draw:textarea-horizontal-align="justify" draw:textarea-vertical-align="middle" draw:auto-grow-height="false" fo:min-height="1.65cm" fo:min-width="27.694cm" fo:padding-top="0.211cm" fo:padding-bottom="0.211cm" fo:padding-left="0.336cm" fo:padding-right="0.336cm"/>
    </style:style>
    <style:style style:name="gr6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65cm" fo:min-width="11.514cm" fo:padding-top="0.213cm" fo:padding-bottom="0.213cm" fo:padding-left="0.338cm" fo:padding-right="0.338cm"/>
    </style:style>
    <style:style style:name="gr7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65cm" fo:min-width="8.722cm" fo:padding-top="0.213cm" fo:padding-bottom="0.213cm" fo:padding-left="0.338cm" fo:padding-right="0.338cm"/>
    </style:style>
    <style:style style:name="P1" style:family="paragraph">
      <style:paragraph-properties fo:text-align="start"/>
      <style:text-properties style:font-name="Andale Mono"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-color="#ffffff"/>
      <style:paragraph-properties fo:text-align="start"/>
      <style:text-properties style:font-name="Andale Mono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style:paragraph-properties fo:text-align="start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start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Andale Mono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50pt" fo:font-weight="bold" style:font-size-asian="50pt" style:font-weight-asian="bold" style:font-size-complex="50pt" style:font-weight-complex="bold"/>
    </style:style>
    <style:style style:name="T3" style:family="text">
      <style:text-properties style:font-name="Andale Mono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18.7cm" svg:height="18.2cm" svg:x="32.738cm" svg:y="19.3cm">
              <text:p text:style-name="P1"><text:span text:style-name="T1">@Entity</text:span></text:p>
              <text:p text:style-name="P1"><text:span text:style-name="T1">@XmlRootElement(name="company")</text:span></text:p>
              <text:p text:style-name="P1"><text:span text:style-name="T1">@XmlAccessorType(XmlAccessType.FIELD)</text:span></text:p>
              <text:p text:style-name="P1"><text:span text:style-name="T1">public class Company {</text:span></text:p>
              <text:p text:style-name="P1"><text:span text:style-name="T1"/></text:p>
              <text:p text:style-name="P1"><text:span text:style-name="T1"><text:tab/></text:span><text:span text:style-name="T1">@Id</text:span></text:p>
              <text:p text:style-name="P1"><text:span text:style-name="T1"><text:tab/></text:span><text:span text:style-name="T1">@GeneratedValue(strategy=GenerationType.AUTO)</text:span></text:p>
              <text:p text:style-name="P1"><text:span text:style-name="T1"><text:tab/></text:span><text:span text:style-name="T1">@XmlAttribute</text:span></text:p>
              <text:p text:style-name="P1"><text:span text:style-name="T1"><text:tab/></text:span><text:span text:style-name="T1">private int id;</text:span></text:p>
              <text:p text:style-name="P1"><text:span text:style-name="T1"><text:tab/></text:span></text:p>
              <text:p text:style-name="P1"><text:span text:style-name="T1"><text:tab/></text:span><text:span text:style-name="T1">@XmlAttribute</text:span></text:p>
              <text:p text:style-name="P1"><text:span text:style-name="T1"><text:tab/></text:span><text:span text:style-name="T1">private String name;</text:span></text:p>
              <text:p text:style-name="P1"><text:span text:style-name="T1"><text:tab/></text:span></text:p>
              <text:p text:style-name="P1"><text:span text:style-name="T1"><text:tab/></text:span><text:span text:style-name="T1">@XmlElementWrapper(name="departments")</text:span></text:p>
              <text:p text:style-name="P1"><text:span text:style-name="T1"><text:tab/></text:span><text:span text:style-name="T1">@XmlElement(name="department")</text:span></text:p>
              <text:p text:style-name="P1"><text:span text:style-name="T1"><text:tab/></text:span><text:span text:style-name="T1">@OneToMany(mappedBy="company", fetch=FetchType.LAZY, cascade=CascadeType.ALL)</text:span></text:p>
              <text:p text:style-name="P1"><text:span text:style-name="T1"><text:tab/></text:span><text:span text:style-name="T1">private Collection&lt;Department&gt; departments;</text:span></text:p>
              <text:p text:style-name="P1"><text:span text:style-name="T1"><text:tab/></text:span></text:p>
              <text:p text:style-name="P1"><text:span text:style-name="T1"><text:tab/></text:span><text:span text:style-name="T1">public Company() {</text:span></text:p>
              <text:p text:style-name="P1"><text:span text:style-name="T1"><text:tab/></text:span><text:span text:style-name="T1"><text:tab/></text:span><text:span text:style-name="T1">departments = new LinkedList&lt;&gt;();</text:span></text:p>
              <text:p text:style-name="P1"><text:span text:style-name="T1"><text:tab/></text:span><text:span text:style-name="T1">}</text:span></text:p>
              <text:p text:style-name="P1"><text:span text:style-name="T1"><text:tab/></text:span></text:p>
              <text:p text:style-name="P1"><text:span text:style-name="T1"><text:tab/></text:span><text:span text:style-name="T1">public Company(String name) {</text:span></text:p>
              <text:p text:style-name="P1"><text:span text:style-name="T1"><text:tab/></text:span><text:span text:style-name="T1"><text:tab/></text:span><text:span text:style-name="T1">this();</text:span></text:p>
              <text:p text:style-name="P1"><text:span text:style-name="T1"><text:tab/></text:span><text:span text:style-name="T1"><text:tab/></text:span><text:span text:style-name="T1">setName(name);</text:span></text:p>
              <text:p text:style-name="P1"><text:span text:style-name="T1"><text:tab/></text:span><text:span text:style-name="T1">}</text:span></text:p>
              <text:p text:style-name="P1"><text:span text:style-name="T1"/></text:p>
              <text:p text:style-name="P1"><text:span text:style-name="T1"><text:tab/></text:span><text:span text:style-name="T1">public int getId() {</text:span></text:p>
              <text:p text:style-name="P1"><text:span text:style-name="T1"><text:tab/></text:span><text:span text:style-name="T1"><text:tab/></text:span><text:span text:style-name="T1">return id;</text:span></text:p>
              <text:p text:style-name="P1"><text:span text:style-name="T1"><text:tab/></text:span><text:span text:style-name="T1">}</text:span></text:p>
              <text:p text:style-name="P1"><text:span text:style-name="T1"><text:tab/></text:span><text:span text:style-name="T1">public void setId(int id) {</text:span></text:p>
              <text:p text:style-name="P1"><text:span text:style-name="T1"><text:tab/></text:span><text:span text:style-name="T1"><text:tab/></text:span><text:span text:style-name="T1">this.id = id;</text:span></text:p>
              <text:p text:style-name="P1"><text:span text:style-name="T1"><text:tab/></text:span><text:span text:style-name="T1">}</text:span></text:p>
              <text:p text:style-name="P1"><text:span text:style-name="T1"><text:tab/></text:span><text:span text:style-name="T1">public String getName() {</text:span></text:p>
              <text:p text:style-name="P1"><text:span text:style-name="T1"><text:tab/></text:span><text:span text:style-name="T1"><text:tab/></text:span><text:span text:style-name="T1">return name;</text:span></text:p>
              <text:p text:style-name="P1"><text:span text:style-name="T1"><text:tab/></text:span><text:span text:style-name="T1">}</text:span></text:p>
              <text:p text:style-name="P1"><text:span text:style-name="T1"><text:tab/></text:span><text:span text:style-name="T1">public void setName(String name) {</text:span></text:p>
              <text:p text:style-name="P1"><text:span text:style-name="T1"><text:tab/></text:span><text:span text:style-name="T1"><text:tab/></text:span><text:span text:style-name="T1">this.name = name;</text:span></text:p>
              <text:p text:style-name="P1"><text:span text:style-name="T1"><text:tab/></text:span><text:span text:style-name="T1">}</text:span></text:p>
              <text:p text:style-name="P1"><text:span text:style-name="T1"><text:tab/></text:span><text:span text:style-name="T1">public Collection&lt;Department&gt; getDepartments() {</text:span></text:p>
              <text:p text:style-name="P1"><text:span text:style-name="T1"><text:tab/></text:span><text:span text:style-name="T1"><text:tab/></text:span><text:span text:style-name="T1">return departments;</text:span></text:p>
              <text:p text:style-name="P1"><text:span text:style-name="T1"><text:tab/></text:span><text:span text:style-name="T1">}</text:span></text:p>
              <text:p text:style-name="P1"><text:span text:style-name="T1"><text:tab/></text:span></text:p>
              <text:p text:style-name="P1"><text:span text:style-name="T1">}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7cm" svg:height="2.7cm" svg:x="38.588cm" svg:y="27.05cm">
              <draw:text-box>
                <text:p text:style-name="P3"><text:span text:style-name="T2">Java</text:span></text:p>
              </draw:text-box>
            </draw:frame>
          </draw:g>
          <draw:g>
            <draw:custom-shape draw:style-name="gr1" draw:text-style-name="P2" draw:layer="layout" svg:width="18.7cm" svg:height="18.2cm" svg:x="3.171cm" svg:y="2.2cm">
              <text:p text:style-name="P1"><text:span text:style-name="T1">&lt;?xml version="1.0" encoding="UTF-8" standalone="yes"?&gt;</text:span></text:p>
              <text:p text:style-name="P1"><text:span text:style-name="T1">&lt;company id="232" name="Softlang Inc."&gt;</text:span></text:p>
              <text:p text:style-name="P1"><text:span text:style-name="T1"><text:s text:c="4"/></text:span><text:span text:style-name="T1">&lt;departments&gt;</text:span></text:p>
              <text:p text:style-name="P1"><text:span text:style-name="T1"><text:s text:c="8"/></text:span><text:span text:style-name="T1">&lt;department id="233" name="Grammar Engineering"&gt;</text:span></text:p>
              <text:p text:style-name="P1"><text:span text:style-name="T1"><text:s text:c="12"/></text:span><text:span text:style-name="T1">&lt;employees&gt;</text:span></text:p>
              <text:p text:style-name="P1"><text:span text:style-name="T1"><text:s text:c="16"/></text:span><text:span text:style-name="T1">&lt;employee id="237" name="John Backus" age="40" salary="55000.0"/&gt;</text:span></text:p>
              <text:p text:style-name="P1"><text:span text:style-name="T1"><text:s text:c="16"/></text:span><text:span text:style-name="T1">&lt;employee id="234" name="Peter Naur" age="40" salary="55000.0"/&gt;</text:span></text:p>
              <text:p text:style-name="P1"><text:span text:style-name="T1"><text:s text:c="12"/></text:span><text:span text:style-name="T1">&lt;/employees&gt;</text:span></text:p>
              <text:p text:style-name="P1"><text:span text:style-name="T1"><text:s text:c="12"/></text:span><text:span text:style-name="T1">&lt;manager id="234" name="Peter Naur" age="40" salary="55000.0"/&gt;</text:span></text:p>
              <text:p text:style-name="P1"><text:span text:style-name="T1"><text:s text:c="8"/></text:span><text:span text:style-name="T1">&lt;/department&gt;</text:span></text:p>
              <text:p text:style-name="P1"><text:span text:style-name="T1"><text:s text:c="8"/></text:span><text:span text:style-name="T1">&lt;department id="238" name="Research &amp;amp; Development"&gt;</text:span></text:p>
              <text:p text:style-name="P1"><text:span text:style-name="T1"><text:s text:c="12"/></text:span><text:span text:style-name="T1">&lt;employees&gt;</text:span></text:p>
              <text:p text:style-name="P1"><text:span text:style-name="T1"><text:s text:c="16"/></text:span><text:span text:style-name="T1">&lt;employee id="240" name="Alonzo Church" age="40" salary="55000.0"/&gt;</text:span></text:p>
              <text:p text:style-name="P1"><text:span text:style-name="T1"><text:s text:c="16"/></text:span><text:span text:style-name="T1">&lt;employee id="239" name="Alan Turing" age="40" salary="55000.0"/&gt;</text:span></text:p>
              <text:p text:style-name="P1"><text:span text:style-name="T1"><text:s text:c="12"/></text:span><text:span text:style-name="T1">&lt;/employees&gt;</text:span></text:p>
              <text:p text:style-name="P1"><text:span text:style-name="T1"><text:s text:c="12"/></text:span><text:span text:style-name="T1">&lt;manager id="239" name="Alan Turing" age="40" salary="55000.0"/&gt;</text:span></text:p>
              <text:p text:style-name="P1"><text:span text:style-name="T1"><text:s text:c="8"/></text:span><text:span text:style-name="T1">&lt;/department&gt;</text:span></text:p>
              <text:p text:style-name="P1"><text:span text:style-name="T1"><text:s text:c="8"/></text:span><text:span text:style-name="T1">&lt;department id="235" name="Language Engineering"&gt;</text:span></text:p>
              <text:p text:style-name="P1"><text:span text:style-name="T1"><text:s text:c="12"/></text:span><text:span text:style-name="T1">&lt;employees&gt;</text:span></text:p>
              <text:p text:style-name="P1"><text:span text:style-name="T1"><text:s text:c="16"/></text:span><text:span text:style-name="T1">&lt;employee id="236" name="Niklaus Wirth" age="40" salary="55000.0"/&gt;</text:span></text:p>
              <text:p text:style-name="P1"><text:span text:style-name="T1"><text:s text:c="12"/></text:span><text:span text:style-name="T1">&lt;/employees&gt;</text:span></text:p>
              <text:p text:style-name="P1"><text:span text:style-name="T1"><text:s text:c="12"/></text:span><text:span text:style-name="T1">&lt;manager id="236" name="Niklaus Wirth" age="40" salary="55000.0"/&gt;</text:span></text:p>
              <text:p text:style-name="P1"><text:span text:style-name="T1"><text:s text:c="12"/></text:span><text:span text:style-name="T1">&lt;subDepartments id="233" name="Grammar Engineering"&gt;</text:span></text:p>
              <text:p text:style-name="P1"><text:span text:style-name="T1"><text:s text:c="16"/></text:span><text:span text:style-name="T1">&lt;employees&gt;</text:span></text:p>
              <text:p text:style-name="P1"><text:span text:style-name="T1"><text:s text:c="20"/></text:span><text:span text:style-name="T1">&lt;employee id="237" name="John Backus" age="40" salary="55000.0"/&gt;</text:span></text:p>
              <text:p text:style-name="P1"><text:span text:style-name="T1"><text:s text:c="20"/></text:span><text:span text:style-name="T1">&lt;employee id="234" name="Peter Naur" age="40" salary="55000.0"/&gt;</text:span></text:p>
              <text:p text:style-name="P1"><text:span text:style-name="T1"><text:s text:c="16"/></text:span><text:span text:style-name="T1">&lt;/employees&gt;</text:span></text:p>
              <text:p text:style-name="P1"><text:span text:style-name="T1"><text:s text:c="16"/></text:span><text:span text:style-name="T1">&lt;manager id="234" name="Peter Naur" age="40" salary="55000.0"/&gt;</text:span></text:p>
              <text:p text:style-name="P1"><text:span text:style-name="T1"><text:s text:c="12"/></text:span><text:span text:style-name="T1">&lt;/subDepartments&gt;</text:span></text:p>
              <text:p text:style-name="P1"><text:span text:style-name="T1"><text:s text:c="8"/></text:span><text:span text:style-name="T1">&lt;/department&gt;</text:span></text:p>
              <text:p text:style-name="P1"><text:span text:style-name="T1"><text:s text:c="8"/></text:span><text:span text:style-name="T1">&lt;department id="241" name="Programming"&gt;</text:span></text:p>
              <text:p text:style-name="P1"><text:span text:style-name="T1"><text:s text:c="12"/></text:span><text:span text:style-name="T1">&lt;employees&gt;</text:span></text:p>
              <text:p text:style-name="P1"><text:span text:style-name="T1"><text:s text:c="16"/></text:span><text:span text:style-name="T1">&lt;employee id="242" name="Ada Lovelace" age="40" salary="55000.0"/&gt;</text:span></text:p>
              <text:p text:style-name="P1"><text:span text:style-name="T1"><text:s text:c="12"/></text:span><text:span text:style-name="T1">&lt;/employees&gt;</text:span></text:p>
              <text:p text:style-name="P1"><text:span text:style-name="T1"><text:s text:c="12"/></text:span><text:span text:style-name="T1">&lt;manager id="242" name="Ada Lovelace" age="40" salary="55000.0"/&gt;</text:span></text:p>
              <text:p text:style-name="P1"><text:span text:style-name="T1"><text:s text:c="8"/></text:span><text:span text:style-name="T1">&lt;/department&gt;</text:span></text:p>
              <text:p text:style-name="P1"><text:span text:style-name="T1"><text:s text:c="4"/></text:span><text:span text:style-name="T1">&lt;/departments&gt;</text:span></text:p>
              <text:p text:style-name="P1"><text:span text:style-name="T1">&lt;/company&gt;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7cm" svg:height="2.7cm" svg:x="9.021cm" svg:y="9.95cm">
              <draw:text-box>
                <text:p text:style-name="P3"><text:span text:style-name="T2">XML</text:span></text:p>
              </draw:text-box>
            </draw:frame>
          </draw:g>
          <draw:g>
            <draw:custom-shape draw:style-name="gr1" draw:text-style-name="P6" draw:layer="layout" svg:width="18.7cm" svg:height="18.2cm" svg:x="3.171cm" svg:y="38.827cm">
              <text:p text:style-name="P5"><text:span text:style-name="T3">&lt;?xml version="1.0" encoding="UTF-8" standalone="yes"?&gt;</text:span></text:p>
              <text:p text:style-name="P5"><text:span text:style-name="T3">&lt;xs:schema version="1.0" xmlns:xs="http://www.w3.org/2001/XMLSchema"&gt;</text:span></text:p>
              <text:p text:style-name="P5"><text:span text:style-name="T3"/></text:p>
              <text:p text:style-name="P5"><text:span text:style-name="T3"><text:s text:c="2"/></text:span><text:span text:style-name="T3">&lt;xs:element name="company" type="company"/&gt;</text:span></text:p>
              <text:p text:style-name="P5"><text:span text:style-name="T3"/></text:p>
              <text:p text:style-name="P5"><text:span text:style-name="T3"><text:s text:c="2"/>… </text:span></text:p>
              <text:p text:style-name="P5"><text:span text:style-name="T3"/></text:p>
              <text:p text:style-name="P5"><text:span text:style-name="T3"><text:s text:c="2"/></text:span><text:span text:style-name="T3">&lt;xs:complexType name="company"&gt;</text:span></text:p>
              <text:p text:style-name="P5"><text:span text:style-name="T3"><text:s text:c="4"/></text:span><text:span text:style-name="T3">&lt;xs:sequence&gt;</text:span></text:p>
              <text:p text:style-name="P5"><text:span text:style-name="T3"><text:s text:c="6"/></text:span><text:span text:style-name="T3">&lt;xs:element name="departments" minOccurs="0"&gt;</text:span></text:p>
              <text:p text:style-name="P5"><text:span text:style-name="T3"><text:s text:c="8"/></text:span><text:span text:style-name="T3">&lt;xs:complexType&gt;</text:span></text:p>
              <text:p text:style-name="P5"><text:span text:style-name="T3"><text:s text:c="10"/></text:span><text:span text:style-name="T3">&lt;xs:sequence&gt;</text:span></text:p>
              <text:p text:style-name="P5"><text:span text:style-name="T3"><text:s text:c="12"/></text:span><text:span text:style-name="T3">&lt;xs:element ref="department" minOccurs="0" maxOccurs="unbounded"/&gt;</text:span></text:p>
              <text:p text:style-name="P5"><text:span text:style-name="T3"><text:s text:c="10"/></text:span><text:span text:style-name="T3">&lt;/xs:sequence&gt;</text:span></text:p>
              <text:p text:style-name="P5"><text:span text:style-name="T3"><text:s text:c="8"/></text:span><text:span text:style-name="T3">&lt;/xs:complexType&gt;</text:span></text:p>
              <text:p text:style-name="P5"><text:span text:style-name="T3"><text:s text:c="6"/></text:span><text:span text:style-name="T3">&lt;/xs:element&gt;</text:span></text:p>
              <text:p text:style-name="P5"><text:span text:style-name="T3"><text:s text:c="4"/></text:span><text:span text:style-name="T3">&lt;/xs:sequence&gt;</text:span></text:p>
              <text:p text:style-name="P5"><text:span text:style-name="T3"><text:s text:c="4"/></text:span><text:span text:style-name="T3">&lt;xs:attribute name="id" type="xs:int" use="required"/&gt;</text:span></text:p>
              <text:p text:style-name="P5"><text:span text:style-name="T3"><text:s text:c="4"/></text:span><text:span text:style-name="T3">&lt;xs:attribute name="name" type="xs:string"/&gt;</text:span></text:p>
              <text:p text:style-name="P5"><text:span text:style-name="T3"><text:s text:c="2"/></text:span><text:span text:style-name="T3">&lt;/xs:complexType&gt;</text:span></text:p>
              <text:p text:style-name="P5"><text:span text:style-name="T3"/></text:p>
              <text:p text:style-name="P5"><text:span text:style-name="T3"><text:s text:c="2"/>…</text:span></text:p>
              <text:p text:style-name="P5"><text:span text:style-name="T3"/></text:p>
              <text:p text:style-name="P5"><text:span text:style-name="T3">&lt;/xs:schema&gt;</text:span></text:p>
              <text:p text:style-name="P5"><text:span text:style-name="T3"/></text:p>
              <text:p text:style-name="P5"><text:span text:style-name="T3"/></text:p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7cm" svg:height="2.7cm" svg:x="9.021cm" svg:y="46.577cm">
              <draw:text-box>
                <text:p text:style-name="P3"><text:span text:style-name="T2">XSD</text:span></text:p>
              </draw:text-box>
            </draw:frame>
          </draw:g>
          <draw:g>
            <draw:custom-shape draw:style-name="gr1" draw:text-style-name="P2" draw:layer="layout" svg:width="18.7cm" svg:height="18.2cm" svg:x="62.15cm" svg:y="2.2cm">
              <text:p text:style-name="P1"><text:span text:style-name="T1">&lt;?xml version="1.0" encoding="UTF-8" standalone="no"?&gt;</text:span></text:p>
              <text:p text:style-name="P1"><text:span text:style-name="T1">&lt;!-- Generated May 30, 2017 10:43:47 PM by Hibernate Tools 5.2.3.Final →</text:span></text:p>
              <text:p text:style-name="P1"><text:span text:style-name="T1">&lt;!DOCTYPE hibernate-mapping PUBLIC "-//Hibernate/Hibernate Mapping DTD 3.0//EN" "http://www.hibernate.org/dtd/hibernate-mapping-3.0.dtd"&gt;</text:span></text:p>
              <text:p text:style-name="P1"><text:span text:style-name="T1"/></text:p>
              <text:p text:style-name="P1"><text:span text:style-name="T1">&lt;hibernate-mapping auto-import="true" default-access="property" default-</text:span></text:p>
              <text:p text:style-name="P1"><text:span text:style-name="T1"><text:tab/></text:span><text:span text:style-name="T1">cascade="none" default-lazy="true"&gt;</text:span></text:p>
              <text:p text:style-name="P1"><text:span text:style-name="T1"/></text:p>
              <text:p text:style-name="P1"><text:span text:style-name="T1"><text:s text:c="4"/></text:span><text:span text:style-name="T1">&lt;class dynamic-insert="false" dynamic-update="false" mutable="true" </text:span></text:p>
              <text:p text:style-name="P1"><text:span text:style-name="T1"><text:tab/></text:span><text:span text:style-name="T1">name="org.softlang.maxmeffert.bscthesis.scenarios.model.Company" optimistic-</text:span></text:p>
              <text:p text:style-name="P1"><text:span text:style-name="T1"><text:tab/></text:span><text:span text:style-name="T1">lock="version" polymorphism="implicit" select-before-update="false" </text:span></text:p>
              <text:p text:style-name="P1"><text:span text:style-name="T1"><text:tab/></text:span><text:span text:style-name="T1">table="Company"&gt;</text:span></text:p>
              <text:p text:style-name="P1"><text:span text:style-name="T1"/></text:p>
              <text:p text:style-name="P1"><text:span text:style-name="T1"><text:s text:c="8"/></text:span><text:span text:style-name="T1">&lt;id access="field" name="id" type="int"&gt;</text:span></text:p>
              <text:p text:style-name="P1"><text:span text:style-name="T1"><text:s text:c="12"/></text:span><text:span text:style-name="T1">&lt;column name="id"/&gt;</text:span></text:p>
              <text:p text:style-name="P1"><text:span text:style-name="T1"><text:s text:c="12"/></text:span><text:span text:style-name="T1">&lt;generator class="org.hibernate.id.enhanced.SequenceStyleGenerator"/&gt;</text:span></text:p>
              <text:p text:style-name="P1"><text:span text:style-name="T1"><text:s text:c="8"/></text:span><text:span text:style-name="T1">&lt;/id&gt;</text:span></text:p>
              <text:p text:style-name="P1"><text:span text:style-name="T1"/></text:p>
              <text:p text:style-name="P1"><text:span text:style-name="T1"><text:s text:c="8"/></text:span><text:span text:style-name="T1">&lt;bag access="field" cascade="all" embed-xml="true" fetch="select" </text:span></text:p>
              <text:p text:style-name="P1"><text:span text:style-name="T1"><text:tab/></text:span><text:span text:style-name="T1"><text:tab/></text:span><text:span text:style-name="T1">inverse="true" lazy="true" mutable="true" name="departments" optimistic-</text:span></text:p>
              <text:p text:style-name="P1"><text:span text:style-name="T1"><text:tab/></text:span><text:span text:style-name="T1"><text:tab/></text:span><text:span text:style-name="T1">lock="true" table="Department"&gt;</text:span></text:p>
              <text:p text:style-name="P1"><text:span text:style-name="T1"><text:s text:c="12"/></text:span><text:span text:style-name="T1">&lt;key on-delete="noaction"&gt;</text:span></text:p>
              <text:p text:style-name="P1"><text:span text:style-name="T1"><text:s text:c="16"/></text:span><text:span text:style-name="T1">&lt;column name="company_id"/&gt;</text:span></text:p>
              <text:p text:style-name="P1"><text:span text:style-name="T1"><text:s text:c="12"/></text:span><text:span text:style-name="T1">&lt;/key&gt;</text:span></text:p>
              <text:p text:style-name="P1"><text:span text:style-name="T1"><text:s text:c="12"/></text:span><text:span text:style-name="T1">&lt;one-to-many </text:span></text:p>
              <text:p text:style-name="P1"><text:span text:style-name="T1"><text:tab/></text:span><text:span text:style-name="T1"><text:tab/></text:span><text:span text:style-name="T1"><text:tab/></text:span><text:span text:style-name="T1">class="org.softlang.maxmeffert.bscthesis.scenarios.model.Department" </text:span></text:p>
              <text:p text:style-name="P1"><text:span text:style-name="T1"><text:tab/></text:span><text:span text:style-name="T1"><text:tab/></text:span><text:span text:style-name="T1"><text:tab/></text:span><text:span text:style-name="T1">embed-xml="true" not-found="exception"/&gt;</text:span></text:p>
              <text:p text:style-name="P1"><text:span text:style-name="T1"><text:s text:c="8"/></text:span><text:span text:style-name="T1">&lt;/bag&gt;</text:span></text:p>
              <text:p text:style-name="P1"><text:span text:style-name="T1"/></text:p>
              <text:p text:style-name="P1"><text:span text:style-name="T1"><text:s text:c="8"/></text:span><text:span text:style-name="T1">&lt;property access="field" generated="never" lazy="false" name="name" </text:span></text:p>
              <text:p text:style-name="P1"><text:span text:style-name="T1"><text:tab/></text:span><text:span text:style-name="T1"><text:tab/></text:span><text:span text:style-name="T1">optimistic-lock="true" type="java.lang.String" unique="false"&gt;</text:span></text:p>
              <text:p text:style-name="P1"><text:span text:style-name="T1"><text:s text:c="12"/></text:span><text:span text:style-name="T1">&lt;column name="name"/&gt;</text:span></text:p>
              <text:p text:style-name="P1"><text:span text:style-name="T1"><text:s text:c="8"/></text:span><text:span text:style-name="T1">&lt;/property&gt;</text:span></text:p>
              <text:p text:style-name="P1"><text:span text:style-name="T1"/></text:p>
              <text:p text:style-name="P1"><text:span text:style-name="T1"><text:s text:c="4"/></text:span><text:span text:style-name="T1">&lt;/class&gt;</text:span></text:p>
              <text:p text:style-name="P1"><text:span text:style-name="T1"/></text:p>
              <text:p text:style-name="P1"><text:span text:style-name="T1">&lt;/hibernate-mapping&gt;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9cm" svg:height="4.197cm" svg:x="67cm" svg:y="9.202cm">
              <draw:text-box>
                <text:p text:style-name="P3"><text:span text:style-name="T2">Hibernate XML</text:span></text:p>
              </draw:text-box>
            </draw:frame>
          </draw:g>
          <draw:g>
            <draw:custom-shape draw:style-name="gr1" draw:text-style-name="P6" draw:layer="layout" svg:width="18.7cm" svg:height="18.2cm" svg:x="62.15cm" svg:y="38.827cm">
              <text:p text:style-name="P5"><text:span text:style-name="T3">DROP TABLE IF EXISTS `Company`;</text:span></text:p>
              <text:p text:style-name="P5"><text:span text:style-name="T3">CREATE TABLE `Company` (</text:span></text:p>
              <text:p text:style-name="P5"><text:span text:style-name="T3"><text:s text:c="2"/></text:span><text:span text:style-name="T3">`id` int(11) NOT NULL,</text:span></text:p>
              <text:p text:style-name="P5"><text:span text:style-name="T3"><text:s text:c="2"/></text:span><text:span text:style-name="T3">`name` varchar(255) DEFAULT NULL,</text:span></text:p>
              <text:p text:style-name="P5"><text:span text:style-name="T3"><text:s text:c="2"/></text:span><text:span text:style-name="T3">PRIMARY KEY (`id`)</text:span></text:p>
              <text:p text:style-name="P5"><text:span text:style-name="T3">) ENGINE=InnoDB DEFAULT CHARSET=latin1;</text:span></text:p>
              <text:p text:style-name="P5"><text:span text:style-name="T3"/></text:p>
              <text:p text:style-name="P5"><text:span text:style-name="T3"/></text:p>
              <text:p text:style-name="P5"><text:span text:style-name="T3">DROP TABLE IF EXISTS `Department`;</text:span></text:p>
              <text:p text:style-name="P5"><text:span text:style-name="T3">CREATE TABLE `Department` (</text:span></text:p>
              <text:p text:style-name="P5"><text:span text:style-name="T3"><text:s text:c="2"/></text:span><text:span text:style-name="T3">`id` int(11) NOT NULL,</text:span></text:p>
              <text:p text:style-name="P5"><text:span text:style-name="T3"><text:s text:c="2"/></text:span><text:span text:style-name="T3">`name` varchar(255) DEFAULT NULL,</text:span></text:p>
              <text:p text:style-name="P5"><text:span text:style-name="T3"><text:s text:c="2"/></text:span><text:span text:style-name="T3">`company_id` int(11) DEFAULT NULL,</text:span></text:p>
              <text:p text:style-name="P5"><text:span text:style-name="T3"><text:s text:c="2"/></text:span><text:span text:style-name="T3">`manager_id` int(11) DEFAULT NULL,</text:span></text:p>
              <text:p text:style-name="P5"><text:span text:style-name="T3"><text:s text:c="2"/></text:span><text:span text:style-name="T3">`superDepartment_id` int(11) DEFAULT NULL,</text:span></text:p>
              <text:p text:style-name="P5"><text:span text:style-name="T3"><text:s text:c="2"/></text:span><text:span text:style-name="T3">PRIMARY KEY (`id`),</text:span></text:p>
              <text:p text:style-name="P5"><text:span text:style-name="T3"><text:s text:c="2"/></text:span><text:span text:style-name="T3">KEY `FK574somh2okhg2lwdahfdw9hq0` (`company_id`),</text:span></text:p>
              <text:p text:style-name="P5"><text:span text:style-name="T3"><text:s text:c="2"/></text:span><text:span text:style-name="T3">KEY `FK4376fbuulxj5ovpxrvb32l9d1` (`manager_id`),</text:span></text:p>
              <text:p text:style-name="P5"><text:span text:style-name="T3"><text:s text:c="2"/></text:span><text:span text:style-name="T3">KEY `FK6td2bn6t9d1emtl28485r2ph4` (`superDepartment_id`),</text:span></text:p>
              <text:p text:style-name="P5"><text:span text:style-name="T3"><text:s text:c="2"/></text:span><text:span text:style-name="T3">CONSTRAINT `FK4376fbuulxj5ovpxrvb32l9d1` FOREIGN KEY (`manager_id`) REFERENCES `Employee` (`id`),</text:span></text:p>
              <text:p text:style-name="P5"><text:span text:style-name="T3"><text:s text:c="2"/></text:span><text:span text:style-name="T3">CONSTRAINT `FK574somh2okhg2lwdahfdw9hq0` FOREIGN KEY (`company_id`) REFERENCES `Company` (`id`),</text:span></text:p>
              <text:p text:style-name="P5"><text:span text:style-name="T3"><text:s text:c="2"/></text:span><text:span text:style-name="T3">CONSTRAINT `FK6td2bn6t9d1emtl28485r2ph4` FOREIGN KEY (`superDepartment_id`) REFERENCES `Department` (`id`)</text:span></text:p>
              <text:p text:style-name="P5"><text:span text:style-name="T3">) ENGINE=InnoDB DEFAULT CHARSET=latin1;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8.4cm" svg:height="4.197cm" svg:x="67.3cm" svg:y="45.829cm">
              <draw:text-box>
                <text:p text:style-name="P3"><text:span text:style-name="T2">SQL/DDL</text:span></text:p>
              </draw:text-box>
            </draw:frame>
          </draw:g>
          <draw:custom-shape draw:style-name="gr4" draw:text-style-name="P8" draw:layer="layout" svg:width="35.2cm" svg:height="3.8cm" svg:x="24.488cm" svg:y="46.027cm">
            <text:p text:style-name="P7"><text:span text:style-name="T4">Correspondence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8" draw:layer="layout" svg:width="35.2cm" svg:height="3.8cm" svg:x="24.488cm" svg:y="9.4cm">
            <text:p text:style-name="P7"><text:span text:style-name="T4">Correspondence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8" draw:layer="layout" svg:width="14.998cm" svg:height="3.8cm" draw:transform="rotate (1.5707963267949) translate (10.621cm 36.998cm)">
            <text:p text:style-name="P9"><text:span text:style-name="T4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8" draw:layer="layout" svg:width="14.998cm" svg:height="3.8cm" draw:transform="rotate (1.5707963267949) translate (69.6cm 36.998cm)">
            <text:p text:style-name="P9"><text:span text:style-name="T4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11" draw:layer="layout" svg:width="11.512cm" svg:height="3.8cm" draw:transform="skewX (-8.5128258143561E-017) rotate (0.785398163397448) translate (21.976cm 40.458cm)">
            <text:p text:style-name="P10"><text:span text:style-name="T5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11" draw:layer="layout" svg:width="11.512cm" svg:height="3.8cm" draw:transform="skewX (-8.5128258143561E-017) rotate (0.785398163397448) translate (51.527cm 24.208cm)">
            <text:p text:style-name="P10"><text:span text:style-name="T5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11" draw:layer="layout" svg:width="11.512cm" svg:height="3.8cm" draw:transform="skewX (1.70256516287122E-016) rotate (-0.785398163397449) translate (24.663cm 16.068cm)">
            <text:p text:style-name="P10"><text:span text:style-name="T5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11" draw:layer="layout" svg:width="11.512cm" svg:height="3.8cm" draw:transform="skewX (1.70256516287122E-016) rotate (-0.785398163397449) translate (54.214cm 32.318cm)">
            <text:p text:style-name="P10"><text:span text:style-name="T5">Correspondence</text:span></text:p>
            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6-02T09:52:39.974309410</meta:creation-date>
    <dc:date>2017-06-02T10:33:16.745133358</dc:date>
    <dc:creator>darjeeling </dc:creator>
    <meta:editing-duration>PT6M53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